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7d3c" officeooo:paragraph-rsid="000d7d3c"/>
    </style:style>
    <style:style style:name="P2" style:family="paragraph" style:parent-style-name="Standard">
      <style:text-properties officeooo:rsid="000d7d3c" officeooo:paragraph-rsid="00103fb1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7d3c" officeooo:paragraph-rsid="000d7d3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d7d3c" officeooo:paragraph-rsid="00103fb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0d7d3c" officeooo:paragraph-rsid="000d7d3c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103fb1" officeooo:paragraph-rsid="00103fb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3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AE 1.05</text:p>
      <text:p text:style-name="Standard"/>
      <text:p text:style-name="Standard"/>
      <text:p text:style-name="Standard"/>
      <text:p text:style-name="P3">Persona 1 :</text:p>
      <text:p text:style-name="P1"/>
      <text:p text:style-name="P1"><text:span text:style-name="T1">État civil :</text:span> Alice, Volturi</text:p>
      <text:p text:style-name="P1"/>
      <text:p text:style-name="P1"><text:span text:style-name="T1">Situation sociale :</text:span> 19ans, femme, étudiante, en couple, Marseille</text:p>
      <text:p text:style-name="P1"/>
      <text:p text:style-name="P1"><text:span text:style-name="T1">Comportement :</text:span> Regarder les salles et les missions pour un éventuel intérêt, Cherchera directement à trouver les salles, Depuis l’accueil elle se dirigera directement sur les pages des salles pour avoir un premier aperçus avant de continuer vers celles qui lui auront tapé dans l’œil, <text:span text:style-name="T2">U</text:span>ne mise ne avant pas assez attirante pour continuer jusqu’à lire les pages des salles</text:p>
      <text:p text:style-name="P1"/>
      <text:p text:style-name="P1">Les escapes games sont populaire auprès des jeunes, habitant dans la région elle cherchera quelque chose dans les environs, c’est une activité très sympas à faire en groupe donc elle peut facilement chercher pour elle et ses amis.</text:p>
      <text:p text:style-name="P1"/>
      <text:p text:style-name="P1"/>
      <text:p text:style-name="P4">Persona <text:span text:style-name="T2">2</text:span> :</text:p>
      <text:p text:style-name="P2"/>
      <text:p text:style-name="P2"><text:span text:style-name="T1">État civil :</text:span> <text:span text:style-name="T2">Grégoire</text:span>, <text:span text:style-name="T2">Patronable</text:span></text:p>
      <text:p text:style-name="P2"/>
      <text:p text:style-name="P2"><text:span text:style-name="T1">Situation sociale :</text:span> <text:span text:style-name="T2">37</text:span>ans, <text:span text:style-name="T2">homme</text:span>, <text:span text:style-name="T2">gérant de start-up</text:span>, <text:span text:style-name="T2">marié</text:span>, <text:span text:style-name="T2">Aix</text:span></text:p>
      <text:p text:style-name="P2"/>
      <text:p text:style-name="P2"><text:span text:style-name="T1">Comportement :</text:span> <text:span text:style-name="T2">Trouver une activité de team building, Va chercher à trouver si les offres correspondent à ces attentes pour ce type d’organisation, Va voir la partie partenariat qui peut l’intéresser en tant que gérant, Une mise en avant trop faible de l’antenne à Aix et pense que ce n’est qu’à Marseille et donc cherche plus près</text:span></text:p>
      <text:p text:style-name="P2"/>
      <text:p text:style-name="P6">Les start-up sont composées d’employé plutôt jeune et les activités de team building sont assez récurrente dans ce domaine, il peut être donc tout à fait intéressant pour un patron de start-up de se tourner vers un partenariat pour permettre à ses employés de se détendre un peu hors du travail et crée une cohésion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8T22:29:16.736000000</meta:creation-date>
    <dc:date>2022-10-28T22:45:20.689000000</dc:date>
    <meta:editing-duration>PT16M3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1" meta:word-count="247" meta:character-count="1467" meta:non-whitespace-character-count="1230"/>
  </office:meta>
</office:document-meta>
</file>